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4.74cm"/>
    </style:style>
    <style:style style:name="co7" style:family="table-column">
      <style:table-column-properties fo:break-before="auto" style:column-width="3.907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98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8" style:family="table-cell" style:parent-style-name="Default" style:data-style-name="N37">
      <style:table-cell-properties fo:background-color="#c5000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vertical-align="middle"/>
    </style:style>
    <style:style style:name="ce1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wrap-option="wrap" style:vertical-align="middle"/>
    </style:style>
    <style:style style:name="ce14" style:family="table-cell" style:parent-style-name="Default">
      <style:table-cell-properties fo:background-color="#eeeeee" style:text-align-source="value-type" style:repeat-content="false" fo:wrap-option="wrap" style:vertical-align="middle"/>
      <style:paragraph-properties fo:margin-left="0cm"/>
    </style:style>
    <style:style style:name="ce15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b2b2b2" fo:wrap-option="wrap" style:vertical-align="middle"/>
      <style:text-properties fo:color="#000000"/>
    </style:style>
    <style:style style:name="ce18" style:family="table-cell" style:parent-style-name="Default">
      <style:table-cell-properties fo:background-color="#b2b2b2" fo:wrap-option="wrap" style:vertical-align="middle"/>
    </style:style>
    <style:style style:name="ce1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1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6" office:value-type="string" table:number-columns-spanned="10" table:number-rows-spanned="2">
            <text:p><text:span text:style-name="T1">„</text:span><text:span text:style-name="T1">Du musst </text:span><text:span text:style-name="T1">auch wirklich </text:span><text:span text:style-name="T1">daran </text:span><text:span text:style-name="T1">glauben und </text:span><text:span text:style-name="T1">alles dafür </text:span><text:span text:style-name="T1">tun, dass das </text:span><text:span text:style-name="T1">fertig wird, </text:span><text:span text:style-name="T1">sonst wird </text:span><text:span text:style-name="T1">das nichts.“</text:span></text:p>
            <text:p><text:span text:style-name="T2"><text:s/></text:span><text:span text:style-name="T2">- C.G., 19.04.2018</text:span></text:p>
          </table:table-cell>
          <table:covered-table-cell table:number-columns-repeated="5" table:style-name="ce7"/>
          <table:covered-table-cell table:number-columns-repeated="4"/>
          <table:table-cell table:number-columns-repeated="1006"/>
        </table:table-row>
        <table:table-row table:style-name="ro1">
          <table:table-cell table:number-columns-repeated="2"/>
          <table:covered-table-cell table:number-columns-repeated="6" table:style-name="ce7"/>
          <table:covered-table-cell table:number-columns-repeated="4"/>
          <table:table-cell table:number-columns-repeated="1006"/>
        </table:table-row>
        <table:table-row table:style-name="ro1">
          <table:table-cell table:number-columns-repeated="1018"/>
        </table:table-row>
        <table:table-row table:style-name="ro2">
          <table:table-cell table:style-name="ce2"/>
          <table:table-cell/>
          <table:table-cell table:style-name="ce8" office:value-type="date" office:date-value="2018-04-23">
            <text:p>23.04.18</text:p>
          </table:table-cell>
          <table:table-cell table:style-name="ce12" office:value-type="date" office:date-value="2018-04-24">
            <text:p>24.04.18</text:p>
          </table:table-cell>
          <table:table-cell table:style-name="ce12" office:value-type="date" office:date-value="2018-04-25">
            <text:p>25.04.18</text:p>
          </table:table-cell>
          <table:table-cell table:style-name="ce15" office:value-type="date" office:date-value="2018-04-26">
            <text:p>26.04.18</text:p>
          </table:table-cell>
          <table:table-cell table:style-name="ce15" office:value-type="date" office:date-value="2018-04-27">
            <text:p>27.04.18</text:p>
          </table:table-cell>
          <table:table-cell table:style-name="ce15" office:value-type="date" office:date-value="2018-04-28">
            <text:p>28.04.18</text:p>
          </table:table-cell>
          <table:table-cell table:style-name="ce15" office:value-type="date" office:date-value="2018-04-29">
            <text:p>29.04.18</text:p>
          </table:table-cell>
          <table:table-cell table:style-name="ce15" office:value-type="date" office:date-value="2018-04-30">
            <text:p>30.04.18</text:p>
          </table:table-cell>
          <table:table-cell table:style-name="ce15" office:value-type="date" office:date-value="2018-05-01">
            <text:p>01.05.18</text:p>
          </table:table-cell>
          <table:table-cell table:style-name="ce15" office:value-type="date" office:date-value="2018-05-02">
            <text:p>02.05.18</text:p>
          </table:table-cell>
          <table:table-cell table:style-name="ce15" office:value-type="date" office:date-value="2018-05-03">
            <text:p>03.05.18</text:p>
          </table:table-cell>
          <table:table-cell table:style-name="ce15" office:value-type="date" office:date-value="2018-05-04">
            <text:p>04.05.18</text:p>
          </table:table-cell>
          <table:table-cell table:style-name="ce15" office:value-type="date" office:date-value="2018-05-05">
            <text:p>05.05.18</text:p>
          </table:table-cell>
          <table:table-cell table:style-name="ce15" office:value-type="date" office:date-value="2018-05-06">
            <text:p>06.05.18</text:p>
          </table:table-cell>
          <table:table-cell table:style-name="ce15" office:value-type="date" office:date-value="2018-05-07">
            <text:p>07.05.18</text:p>
          </table:table-cell>
          <table:table-cell table:style-name="ce15" office:value-type="date" office:date-value="2018-05-08">
            <text:p>08.05.18</text:p>
          </table:table-cell>
          <table:table-cell table:style-name="ce15" office:value-type="date" office:date-value="2018-05-09">
            <text:p>09.05.18</text:p>
          </table:table-cell>
          <table:table-cell table:style-name="ce15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5" office:value-type="time" office:time-value="PT06H00M00S">
            <text:p>06:00</text:p>
          </table:table-cell>
          <table:table-cell table:style-name="ce9"/>
          <table:table-cell table:number-columns-repeated="2" table:style-name="ce13" office:value-type="string">
            <text:p>6:00 Aufstehen</text:p>
          </table:table-cell>
          <table:table-cell table:style-name="ce3" office:value-type="string">
            <text:p>6:00 aufstehen</text:p>
          </table:table-cell>
          <table:table-cell table:style-name="ce3" office:value-type="string">
            <text:p>6:00 Aufstehen</text:p>
          </table:table-cell>
          <table:table-cell table:style-name="ce3" office:value-type="string">
            <text:p>8:00 Aufstehen</text:p>
          </table:table-cell>
          <table:table-cell table:style-name="ce19" office:value-type="string" table:number-columns-spanned="1" table:number-rows-spanned="17">
            <text:p/>
            <text:p/>
            <text:p>RRT am Auto zum Laufen bringen und von allen Fehlern befreien</text:p>
            <text:p>RRT am Auto zum Laufen bringen und testen </text:p>
            <text:p>Messparameter definieren</text:p>
          </table:table-cell>
          <table:table-cell table:style-name="ce3" office:value-type="string">
            <text:p>6:00 Aufstehen</text:p>
          </table:table-cell>
          <table:table-cell table:style-name="ce3"/>
          <table:table-cell/>
          <table:table-cell table:style-name="ce3" table:number-columns-repeated="3"/>
          <table:table-cell table:style-name="ce19" office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5" office:value-type="time" office:time-value="PT07H00M00S">
            <text:p>07:00</text:p>
          </table:table-cell>
          <table:table-cell table:style-name="ce9"/>
          <table:table-cell table:style-name="ce11" office:value-type="string" table:number-columns-spanned="1" table:number-rows-spanned="2">
            <text:p>Einfügen </text:p>
            <text:p>Literaturverweise</text:p>
          </table:table-cell>
          <table:table-cell table:style-name="ce11" office:value-type="string" table:number-columns-spanned="1" table:number-rows-spanned="2">
            <text:p>Einfügen </text:p>
            <text:p>Literaturverweise</text:p>
          </table:table-cell>
          <table:table-cell table:style-name="ce3" office:value-type="string" table:number-columns-spanned="1" table:number-rows-spanned="3">
            <text:p><text:s/>Umsetzung: Technische Bedingungen und Voraussetzungen Auto</text:p>
            <text:p>(Fahrzeugdaten, LiDar etc.)</text:p>
          </table:table-cell>
          <table:table-cell office:value-type="string" table:number-columns-spanned="1" table:number-rows-spanned="2">
            <text:p>Roscore architektur und APIs, Softwareabhängigkeiten (GPS, Trajektorienfolger)</text:p>
          </table:table-cell>
          <table:table-cell table:style-name="ce20" office:value-type="string" table:number-columns-spanned="1" table:number-rows-spanned="2">
            <text:p>Plan für Messungen </text:p>
            <text:p>Und Tests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 table:number-columns-repeated="2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08H00M00S">
            <text:p>08:00</text:p>
          </table:table-cell>
          <table:table-cell table:style-name="ce9" office:value-type="string">
            <text:p>Plan erstellen diese Woche</text:p>
          </table:table-cell>
          <table:covered-table-cell table:style-name="ce13" office:value-type="string">
            <text:p>6:00 Aufstehen</text:p>
          </table:covered-table-cell>
          <table:covered-table-cell table:style-name="ce13"/>
          <table:covered-table-cell table:style-name="ce3"/>
          <table:covered-table-cell table:number-columns-repeated="2"/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table-cell table:style-name="ce19" office:value-type="string" table:number-columns-spanned="1" table:number-rows-spanned="10">
            <text:p>Hall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09H00M00S">
            <text:p>09:00</text:p>
          </table:table-cell>
          <table:table-cell table:style-name="ce9" office:value-type="string" table:number-columns-spanned="1" table:number-rows-spanned="4">
            <text:p>Grundlagen RRT!</text:p>
          </table:table-cell>
          <table:table-cell table:style-name="ce9" office:value-type="string" table:number-columns-spanned="1" table:number-rows-spanned="9">
            <text:p>Arbeit Tentamus</text:p>
          </table:table-cell>
          <table:table-cell table:style-name="ce13" office:value-type="string">
            <text:p>Hinfahrn zur Litanei</text:p>
          </table:table-cell>
          <table:covered-table-cell table:style-name="Default"/>
          <table:table-cell office:value-type="string">
            <text:p>Im Wiki schmöckern</text:p>
          </table:table-cell>
          <table:table-cell office:value-type="string">
            <text:p>Grundlagen – Eigener Algorithmus</text:p>
          </table:table-cell>
          <table:covered-table-cell table:style-name="ce3"/>
          <table:table-cell table:style-name="ce3" table:number-columns-repeated="2"/>
          <table:table-cell table:style-name="ce18" office:value-type="string">
            <text:p>Hinfahrn zur 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5" office:value-type="time" office:time-value="PT10H00M00S">
            <text:p>10:00</text:p>
          </table:table-cell>
          <table:covered-table-cell table:style-name="ce10"/>
          <table:covered-table-cell table:style-name="ce9"/>
          <table:table-cell table:style-name="ce13" office:value-type="string">
            <text:p>Litanei</text:p>
          </table:table-cell>
          <table:table-cell table:style-name="ce3" office:value-type="string">
            <text:p>Zur Uni fahren</text:p>
          </table:table-cell>
          <table:table-cell office:value-type="string" table:number-columns-spanned="1" table:number-rows-spanned="2">
            <text:p>Eigenen Algorithmus erklären: Entfernungsmetrik,</text:p>
            <text:p>Gültigkeit des Pfades</text:p>
          </table:table-cell>
          <table:table-cell office:value-type="string" table:number-columns-spanned="1" table:number-rows-spanned="2">
            <text:p>Einleitung Wichtige Quellen und deren Beitrag zum Thema</text:p>
          </table:table-cell>
          <table:covered-table-cell table:style-name="ce3"/>
          <table:table-cell table:style-name="ce3" table:number-columns-repeated="2"/>
          <table:table-cell table:style-name="ce18" office:value-type="string">
            <text:p>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5" office:value-type="time" office:time-value="PT11H00M00S">
            <text:p>11:00</text:p>
          </table:table-cell>
          <table:covered-table-cell table:style-name="ce10"/>
          <table:covered-table-cell table:style-name="ce9"/>
          <table:table-cell table:style-name="ce13" office:value-type="string">
            <text:p>Hinfahrn zur Uni</text:p>
          </table:table-cell>
          <table:table-cell table:style-name="ce3" office:value-type="string" table:number-columns-spanned="1" table:number-rows-spanned="5">
            <text:p>Trajectorienplaner testen, korrektes Format herausfinden</text:p>
          </table:table-cell>
          <table:covered-table-cell table:style-name="ce3"/>
          <table:covered-table-cell/>
          <table:covered-table-cell table:style-name="ce3"/>
          <table:table-cell table:style-name="ce3" table:number-columns-repeated="2"/>
          <table:table-cell table:style-name="ce18" office:value-type="string">
            <text:p>Zurückfahrn von Litanei</text:p>
          </table:table-cell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6">
          <table:table-cell/>
          <table:table-cell table:style-name="ce5" office:value-type="time" office:time-value="PT12H00M00S">
            <text:p>12:00</text:p>
          </table:table-cell>
          <table:covered-table-cell table:style-name="ce10"/>
          <table:covered-table-cell table:style-name="ce9"/>
          <table:table-cell table:style-name="ce14" office:value-type="string" table:number-columns-spanned="1" table:number-rows-spanned="9">
            <text:p>Odomometrie zum Laufen bringen</text:p>
          </table:table-cell>
          <table:covered-table-cell table:style-name="ce3"/>
          <table:table-cell office:value-type="string">
            <text:p>Eigener Algorithmus: Rewiring</text:p>
          </table:table-cell>
          <table:table-cell table:style-name="ce18" office:value-type="string">
            <text:p>Essen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7">
          <table:table-cell/>
          <table:table-cell table:style-name="ce5" office:value-type="time" office:time-value="PT13H00M00S">
            <text:p>13:00</text:p>
          </table:table-cell>
          <table:table-cell table:style-name="ce9" office:value-type="string">
            <text:p>Kochen</text:p>
          </table:table-cell>
          <table:covered-table-cell table:style-name="ce9"/>
          <table:covered-table-cell table:style-name="ce14"/>
          <table:covered-table-cell table:style-name="ce3"/>
          <table:table-cell table:style-name="ce16" office:value-type="string">
            <text:p>Hochzeit hinfahrt</text:p>
          </table:table-cell>
          <table:table-cell office:value-type="string">
            <text:p>Preconditions Orientierung &amp; CO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/>
          <table:covered-table-cell table:style-name="ce3"/>
          <table:table-cell table:style-name="ce3" table:number-columns-repeated="2"/>
          <table:table-cell table:style-name="ce3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8">
          <table:table-cell/>
          <table:table-cell table:style-name="ce5" office:value-type="time" office:time-value="PT14H00M00S">
            <text:p>14:00</text:p>
          </table:table-cell>
          <table:table-cell table:style-name="ce11" office:value-type="string" table:number-columns-spanned="1" table:number-rows-spanned="2">
            <text:p>RRT </text:p>
            <text:p>Grundlagen</text:p>
          </table:table-cell>
          <table:covered-table-cell table:style-name="ce9"/>
          <table:covered-table-cell table:style-name="ce14"/>
          <table:covered-table-cell table:style-name="ce3"/>
          <table:table-cell table:style-name="ce17" office:value-type="string">
            <text:p>Hochzeit Stephan Alina</text:p>
          </table:table-cell>
          <table:table-cell office:value-type="string" table:number-columns-spanned="1" table:number-rows-spanned="2">
            <text:p>Plan machen nächste Woche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21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9">
          <table:table-cell/>
          <table:table-cell table:style-name="ce5" office:value-type="time" office:time-value="PT15H00M00S">
            <text:p>15:00</text:p>
          </table:table-cell>
          <table:covered-table-cell table:style-name="ce10" office:value-type="string">
            <text:p>R</text:p>
          </table:covered-table-cell>
          <table:covered-table-cell table:style-name="ce9"/>
          <table:covered-table-cell table:style-name="ce14"/>
          <table:covered-table-cell table:style-name="ce3"/>
          <table:table-cell table:style-name="ce17" office:value-type="string" table:number-columns-spanned="1" table:number-rows-spanned="3">
            <text:p>Empfang</text:p>
          </table:table-cell>
          <table:covered-table-cell/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21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0">
          <table:table-cell/>
          <table:table-cell table:style-name="ce5" office:value-type="time" office:time-value="PT16H00M00S">
            <text:p>16:00</text:p>
          </table:table-cell>
          <table:table-cell table:style-name="ce9" office:value-type="string" table:number-columns-spanned="1" table:number-rows-spanned="3">
            <text:p>RRT* Grundlagen </text:p>
          </table:table-cell>
          <table:covered-table-cell table:style-name="ce9"/>
          <table:covered-table-cell table:style-name="ce14"/>
          <table:table-cell table:style-name="ce3" office:value-type="string" table:number-columns-spanned="1" table:number-rows-spanned="5">
            <text:p>RRT Code entsprechend den Erkenntnissen anpassen</text:p>
          </table:table-cell>
          <table:covered-table-cell table:style-name="ce17"/>
          <table:table-cell table:style-name="ce19" office:value-type="string">
            <text:p>Nachmittagsdienst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21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10">
          <table:table-cell/>
          <table:table-cell table:style-name="ce5" office:value-type="time" office:time-value="PT17H00M00S">
            <text:p>17:00</text:p>
          </table:table-cell>
          <table:covered-table-cell table:number-columns-repeated="2" table:style-name="ce9"/>
          <table:covered-table-cell table:style-name="ce14"/>
          <table:covered-table-cell table:style-name="ce3"/>
          <table:covered-table-cell table:style-name="ce17"/>
          <table:table-cell table:style-name="ce19" office:value-type="string">
            <text:p>Nachmittagsdienst</text:p>
          </table:table-cell>
          <table:covered-table-cell table:style-name="ce3"/>
          <table:table-cell table:style-name="ce3" table:number-columns-repeated="2"/>
          <table:table-cell/>
          <table:table-cell table:style-name="ce3"/>
          <table:table-cell/>
          <table:covered-table-cell table:style-name="ce21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10">
          <table:table-cell/>
          <table:table-cell table:style-name="ce5" office:value-type="time" office:time-value="PT18H00M00S">
            <text:p>18:00</text:p>
          </table:table-cell>
          <table:covered-table-cell table:style-name="ce10"/>
          <table:table-cell table:style-name="ce9" office:value-type="string">
            <text:p>Tanzen</text:p>
          </table:table-cell>
          <table:covered-table-cell table:style-name="ce14"/>
          <table:covered-table-cell table:style-name="ce3"/>
          <table:table-cell table:style-name="ce18" office:value-type="string">
            <text:p>Hochzeit rückfahrt</text:p>
          </table:table-cell>
          <table:table-cell table:style-name="ce19" office:value-type="string">
            <text:p>Einkaufen</text:p>
          </table:table-cell>
          <table:covered-table-cell table:style-name="ce3"/>
          <table:table-cell table:style-name="ce3"/>
          <table:table-cell table:style-name="ce19" office:value-type="string">
            <text:p>Tanzen</text:p>
          </table:table-cell>
          <table:table-cell/>
          <table:table-cell table:style-name="ce19" office:value-type="string">
            <text:p>Hinfahrt Jujutsu</text:p>
          </table:table-cell>
          <table:table-cell/>
          <table:table-cell table:style-name="ce21"/>
          <table:covered-table-cell table:style-name="ce3"/>
          <table:table-cell table:style-name="ce3"/>
          <table:table-cell table:style-name="ce19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9">
          <table:table-cell/>
          <table:table-cell table:style-name="ce5" office:value-type="time" office:time-value="PT19H00M00S">
            <text:p>19:00</text:p>
          </table:table-cell>
          <table:table-cell table:style-name="ce9" office:value-type="string" table:number-columns-spanned="1" table:number-rows-spanned="4">
            <text:p>Code auf Auto vorbereiten</text:p>
          </table:table-cell>
          <table:table-cell table:style-name="ce9" office:value-type="string">
            <text:p>Tanzen</text:p>
          </table:table-cell>
          <table:covered-table-cell table:style-name="ce14"/>
          <table:covered-table-cell table:style-name="ce3"/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19" office:value-type="string">
            <text:p>Tanzen</text:p>
          </table:table-cell>
          <table:table-cell/>
          <table:table-cell table:style-name="ce19" office:value-type="string">
            <text:p>Jujutsu</text:p>
          </table:table-cell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19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11">
          <table:table-cell/>
          <table:table-cell table:style-name="ce5" office:value-type="time" office:time-value="PT20H00M00S">
            <text:p>20:00</text:p>
          </table:table-cell>
          <table:covered-table-cell table:style-name="ce9"/>
          <table:table-cell table:style-name="ce9" office:value-type="string">
            <text:p>Tanzen</text:p>
          </table:table-cell>
          <table:covered-table-cell table:style-name="ce14"/>
          <table:covered-table-cell table:style-name="ce3"/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19" office:value-type="string">
            <text:p>Tanzen</text:p>
          </table:table-cell>
          <table:table-cell table:style-name="ce3"/>
          <table:table-cell table:style-name="ce19" office:value-type="string">
            <text:p>Jujutsu</text:p>
          </table:table-cell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19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12">
          <table:table-cell/>
          <table:table-cell table:style-name="ce5" office:value-type="time" office:time-value="PT21H00M00S">
            <text:p>21:00</text:p>
          </table:table-cell>
          <table:covered-table-cell table:style-name="ce9"/>
          <table:table-cell table:number-columns-repeated="2"/>
          <table:table-cell table:style-name="ce3" office:value-type="string">
            <text:p>Umsetzung:Vorgehen <text:s/>Gewählter Lösungsansatz, Alternativen, Abwägungen</text:p>
          </table:table-cell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3" table:number-columns-repeated="2"/>
          <table:table-cell table:style-name="ce19" office:value-type="string">
            <text:p>Rückfahrt Jujutsu</text:p>
          </table:table-cell>
          <table:table-cell table:style-name="ce19" office:value-type="string">
            <text:p>Floorball</text:p>
          </table:table-cell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5" office:value-type="time" office:time-value="PT22H00M00S">
            <text:p>22:00</text:p>
          </table:table-cell>
          <table:covered-table-cell table:style-name="ce9"/>
          <table:table-cell table:number-columns-repeated="2"/>
          <table:table-cell table:style-name="ce3"/>
          <table:table-cell/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3" table:number-columns-repeated="3"/>
          <table:table-cell/>
          <table:table-cell table:style-name="ce21"/>
          <table:covered-table-cell table:style-name="ce3"/>
          <table:table-cell table:style-name="ce19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5" office:value-type="time" office:time-value="PT23H00M00S">
            <text:p>23:00</text:p>
          </table:table-cell>
          <table:table-cell table:number-columns-repeated="1016"/>
        </table:table-row>
        <table:table-row table:style-name="ro8">
          <table:table-cell/>
          <table:table-cell table:style-name="ce5" office:value-type="time" office:time-value="PT24H00M00S">
            <text:p>00:0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2">
          <table:table-cell table:style-name="ce3" office:value-type="string">
            <text:p>1.Einleitu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2. Grundlagen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3. Umsetzu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4. Auswertu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5. Fazit</text:p>
          </table:table-cell>
          <table:table-cell table:number-columns-repeated="1017"/>
        </table:table-row>
        <table:table-row table:style-name="ro2" table:number-rows-repeated="6"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2"/>
        </table:table-row>
        <table:table-row table:style-name="ro2" table:number-rows-repeated="104853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0:28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6T10:28:49.09</dc:date>
    <meta:editing-duration>P48DT20H40M24S</meta:editing-duration>
    <meta:editing-cycles>29</meta:editing-cycles>
    <meta:generator>OpenOffice/4.1.1$Win32 OpenOffice.org_project/411m6$Build-9775</meta:generator>
    <meta:document-statistic meta:table-count="3" meta:cell-count="144" meta:object-count="0"/>
  </office:meta>
</office:document-meta>
</file>